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05b6e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beration Sans1" officeooo:paragraph-rsid="0014b7ae"/>
    </style:style>
    <style:style style:name="P3" style:family="paragraph" style:parent-style-name="Standard">
      <style:text-properties style:font-name="Liberation Sans1" officeooo:rsid="000bd029" officeooo:paragraph-rsid="001873cc"/>
    </style:style>
    <style:style style:name="P4" style:family="paragraph" style:parent-style-name="Standard">
      <style:text-properties style:font-name="Liberation Sans1" officeooo:rsid="00188d2d" officeooo:paragraph-rsid="00188d2d"/>
    </style:style>
    <style:style style:name="P5" style:family="paragraph" style:parent-style-name="Standard">
      <style:text-properties style:font-name="Liberation Sans1" officeooo:rsid="00195f7b" officeooo:paragraph-rsid="00195f7b"/>
    </style:style>
    <style:style style:name="P6" style:family="paragraph" style:parent-style-name="Standard">
      <style:text-properties style:font-name="Liberation Sans1" officeooo:rsid="00195f7b" officeooo:paragraph-rsid="001873cc"/>
    </style:style>
    <style:style style:name="P7" style:family="paragraph" style:parent-style-name="Standard">
      <style:text-properties style:font-name="Liberation Sans1" officeooo:rsid="000e73ef" officeooo:paragraph-rsid="001d886e"/>
    </style:style>
    <style:style style:name="P8" style:family="paragraph" style:parent-style-name="Standard">
      <style:text-properties style:font-name="Liberation Sans1" officeooo:rsid="000e73ef" officeooo:paragraph-rsid="002224d3"/>
    </style:style>
    <style:style style:name="P9" style:family="paragraph" style:parent-style-name="Standard">
      <style:text-properties style:font-name="Liberation Sans1" officeooo:rsid="001c7e3e" officeooo:paragraph-rsid="001c7e3e"/>
    </style:style>
    <style:style style:name="P10" style:family="paragraph" style:parent-style-name="Standard">
      <style:text-properties style:font-name="Liberation Sans1" officeooo:rsid="001d886e" officeooo:paragraph-rsid="001d886e"/>
    </style:style>
    <style:style style:name="P11" style:family="paragraph" style:parent-style-name="Standard">
      <style:text-properties style:font-name="Liberation Sans1" officeooo:rsid="00119357" officeooo:paragraph-rsid="00119357"/>
    </style:style>
    <style:style style:name="P12" style:family="paragraph" style:parent-style-name="Standard">
      <style:text-properties style:font-name="Liberation Sans1" officeooo:rsid="001f6dc3" officeooo:paragraph-rsid="001f6dc3"/>
    </style:style>
    <style:style style:name="P13" style:family="paragraph" style:parent-style-name="Standard">
      <style:text-properties style:font-name="Liberation Sans1" officeooo:rsid="0023d3cf" officeooo:paragraph-rsid="0023d3cf"/>
    </style:style>
    <style:style style:name="P14" style:family="paragraph" style:parent-style-name="Standard">
      <style:text-properties style:font-name="Liberation Sans1" officeooo:rsid="00267c4d" officeooo:paragraph-rsid="00267c4d"/>
    </style:style>
    <style:style style:name="P15" style:family="paragraph" style:parent-style-name="Standard">
      <style:text-properties style:font-name="Liberation Sans1" officeooo:rsid="002033ba" officeooo:paragraph-rsid="002033ba"/>
    </style:style>
    <style:style style:name="P16" style:family="paragraph" style:parent-style-name="Standard">
      <style:text-properties officeooo:paragraph-rsid="0014b7ae"/>
    </style:style>
    <style:style style:name="P17" style:family="paragraph" style:parent-style-name="Standard">
      <style:text-properties style:font-name="Liberation Sans" officeooo:rsid="000c1acd" officeooo:paragraph-rsid="0014b7ae"/>
    </style:style>
    <style:style style:name="P18" style:family="paragraph" style:parent-style-name="Standard">
      <style:text-properties officeooo:paragraph-rsid="000bd029"/>
    </style:style>
    <style:style style:name="P19" style:family="paragraph" style:parent-style-name="Standard">
      <style:text-properties officeooo:rsid="001d886e" officeooo:paragraph-rsid="001d886e"/>
    </style:style>
    <style:style style:name="P20" style:family="paragraph" style:parent-style-name="Standard">
      <style:text-properties officeooo:paragraph-rsid="001d886e"/>
    </style:style>
    <style:style style:name="P21" style:family="paragraph" style:parent-style-name="Standard">
      <style:text-properties officeooo:rsid="001f6dc3" officeooo:paragraph-rsid="001f6dc3"/>
    </style:style>
    <style:style style:name="P22" style:family="paragraph" style:parent-style-name="Standard">
      <style:text-properties officeooo:rsid="002033ba" officeooo:paragraph-rsid="002033ba"/>
    </style:style>
    <style:style style:name="P23" style:family="paragraph" style:parent-style-name="Text_20_body">
      <style:paragraph-properties fo:text-align="center" style:justify-single-word="false"/>
      <style:text-properties officeooo:rsid="0014b7ae" officeooo:paragraph-rsid="0014b7ae"/>
    </style:style>
    <style:style style:name="P24" style:family="paragraph" style:parent-style-name="Text_20_body">
      <style:text-properties officeooo:paragraph-rsid="0014b7ae"/>
    </style:style>
    <style:style style:name="P25" style:family="paragraph" style:parent-style-name="Heading_20_1">
      <style:text-properties officeooo:rsid="0002634c" officeooo:paragraph-rsid="000394a6"/>
    </style:style>
    <style:style style:name="P26" style:family="paragraph" style:parent-style-name="Heading_20_1">
      <style:text-properties officeooo:paragraph-rsid="000394a6"/>
    </style:style>
    <style:style style:name="P27" style:family="paragraph" style:parent-style-name="Heading_20_2">
      <style:text-properties officeooo:paragraph-rsid="000394a6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a3cda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style:font-name="Liberation Sans1" officeooo:rsid="0014b7ae"/>
    </style:style>
    <style:style style:name="T10" style:family="text">
      <style:text-properties style:font-name="Liberation Sans1" officeooo:rsid="001873cc"/>
    </style:style>
    <style:style style:name="T11" style:family="text">
      <style:text-properties style:font-name="Liberation Sans1" officeooo:rsid="00195f7b"/>
    </style:style>
    <style:style style:name="T12" style:family="text">
      <style:text-properties style:font-name="Liberation Sans1" officeooo:rsid="001a3785"/>
    </style:style>
    <style:style style:name="T13" style:family="text">
      <style:text-properties style:font-name="Liberation Sans1" officeooo:rsid="001d886e"/>
    </style:style>
    <style:style style:name="T14" style:family="text">
      <style:text-properties style:font-name="Liberation Sans1" fo:font-style="italic" style:font-style-asian="italic" style:font-style-complex="italic"/>
    </style:style>
    <style:style style:name="T15" style:family="text">
      <style:text-properties style:font-name="Liberation Sans1" fo:font-style="italic" officeooo:rsid="001d886e" style:font-style-asian="italic" style:font-style-complex="italic"/>
    </style:style>
    <style:style style:name="T16" style:family="text">
      <style:text-properties style:font-name="Liberation Sans1" officeooo:rsid="001f6dc3"/>
    </style:style>
    <style:style style:name="T17" style:family="text">
      <style:text-properties style:font-name="Liberation Sans1" officeooo:rsid="000a2c6e"/>
    </style:style>
    <style:style style:name="T18" style:family="text">
      <style:text-properties style:font-name="Liberation Sans1" officeooo:rsid="0026ca7b"/>
    </style:style>
    <style:style style:name="T19" style:family="text">
      <style:text-properties style:font-name="Liberation Sans1" officeooo:rsid="000eb795"/>
    </style:style>
    <style:style style:name="T20" style:family="text">
      <style:text-properties officeooo:rsid="0002634c"/>
    </style:style>
    <style:style style:name="T21" style:family="text">
      <style:text-properties officeooo:rsid="0002bc11"/>
    </style:style>
    <style:style style:name="T22" style:family="text">
      <style:text-properties officeooo:rsid="000394a6"/>
    </style:style>
    <style:style style:name="T23" style:family="text">
      <style:text-properties officeooo:rsid="0014b7ae"/>
    </style:style>
    <style:style style:name="T24" style:family="text">
      <style:text-properties officeooo:rsid="000c1acd"/>
    </style:style>
    <style:style style:name="T25" style:family="text">
      <style:text-properties style:font-name="Liberation Sans" officeooo:rsid="000a2c6e"/>
    </style:style>
    <style:style style:name="T26" style:family="text">
      <style:text-properties style:font-name="Liberation Sans" officeooo:rsid="000b327a"/>
    </style:style>
    <style:style style:name="T27" style:family="text">
      <style:text-properties style:font-name="Liberation Sans" officeooo:rsid="000c1acd"/>
    </style:style>
    <style:style style:name="T28" style:family="text">
      <style:text-properties style:font-name="Liberation Sans" style:text-underline-style="none" officeooo:rsid="000c1acd"/>
    </style:style>
    <style:style style:name="T29" style:family="text">
      <style:text-properties style:font-name="Liberation Sans" style:text-underline-style="solid" style:text-underline-width="auto" style:text-underline-color="font-color" officeooo:rsid="000c1acd"/>
    </style:style>
    <style:style style:name="T30" style:family="text">
      <style:text-properties style:font-name="Liberation Sans" officeooo:rsid="000b59a2"/>
    </style:style>
    <style:style style:name="T31" style:family="text">
      <style:text-properties style:font-name="Noto Serif" style:text-underline-style="none" officeooo:rsid="000c1acd"/>
    </style:style>
    <style:style style:name="T32" style:family="text">
      <style:text-properties officeooo:rsid="001873cc"/>
    </style:style>
    <style:style style:name="T33" style:family="text">
      <style:text-properties officeooo:rsid="00195f7b"/>
    </style:style>
    <style:style style:name="T34" style:family="text">
      <style:text-properties officeooo:rsid="001a3785"/>
    </style:style>
    <style:style style:name="T35" style:family="text">
      <style:text-properties officeooo:rsid="001c7e3e"/>
    </style:style>
    <style:style style:name="T36" style:family="text">
      <style:text-properties officeooo:rsid="001d886e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1d886e" style:font-style-asian="italic" style:font-style-complex="italic"/>
    </style:style>
    <style:style style:name="T39" style:family="text">
      <style:text-properties fo:font-style="italic" officeooo:rsid="0028f0a8" style:font-style-asian="italic" style:font-style-complex="italic"/>
    </style:style>
    <style:style style:name="T40" style:family="text">
      <style:text-properties officeooo:rsid="002224d3"/>
    </style:style>
    <style:style style:name="T41" style:family="text">
      <style:text-properties officeooo:rsid="0024c1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Deel 1: Introductie</text:h>
      <text:h text:style-name="P27" text:outline-level="2">Stap 1: <text:span text:style-name="T5">Teaser</text:span></text:h>
      <text:p text:style-name="P3"/>
      <text:p text:style-name="P5">Kennismaking met:</text:p>
      <text:p text:style-name="P5"><text:tab/>Cardiologische <text:span text:style-name="T32">toepassing.</text:span></text:p>
      <text:p text:style-name="P6"><text:tab/>Directed graph simulatie door volume<text:span text:style-name="T35"> met Moeller-Trumbore.</text:span></text:p>
      <text:p text:style-name="P18"><text:span text:style-name="T11"><text:tab/></text:span><text:span text:style-name="T10">Floyd-Warshall versus Dijkstra</text:span><text:span text:style-name="T11"> algoritme</text:span><text:span text:style-name="T12">, excl. predecessors.</text:span></text:p>
      <text:p text:style-name="P5"><text:tab/>Floyd_Warshall algoritme in Python.</text:p>
      <text:p text:style-name="P5"><text:tab/>Floyd_Warshall algoritme in C++.</text:p>
      <text:p text:style-name="P4"><text:span text:style-name="T33"><text:tab/></text:span>Floyd_Warshall <text:span text:style-name="T33">algoritme in </text:span>SciPy<text:span text:style-name="T34">, incl. predecessors.</text:span></text:p>
      <text:h text:style-name="P27" text:outline-level="2">Stap 2: <text:span text:style-name="T21">Wat kun je na deze les</text:span></text:h>
      <text:p text:style-name="P9">Control structure <text:span text:style-name="T37">while</text:span><text:span text:style-name="T38"> </text:span><text:span text:style-name="T37">..</text:span><text:span text:style-name="T36"> </text:span>toepassen.</text:p>
      <text:p text:style-name="P9">Control structure f<text:span text:style-name="T37">or</text:span><text:span text:style-name="T38"> </text:span><text:span text:style-name="T37">..</text:span><text:span text:style-name="T36"> </text:span>toepassen.</text:p>
      <text:p text:style-name="P7">B<text:span text:style-name="T36">eide genoemde control structures gebruiken in combinatie met </text:span><text:span text:style-name="T38">break</text:span><text:span text:style-name="T36"> en </text:span><text:span text:style-name="T38">continue.</text:span></text:p>
      <text:p text:style-name="P20"><text:span text:style-name="T13">Control structures </text:span><text:span text:style-name="T15">while .. else</text:span><text:span text:style-name="T13"> en </text:span><text:span text:style-name="T15">for .. else</text:span><text:span text:style-name="T13"> toepassen.</text:span></text:p>
      <text:p text:style-name="P19"><text:span text:style-name="T6">Geneste lussen gebruiken en op verschillende manieren </text:span><text:span text:style-name="T16">beeindigen</text:span><text:span text:style-name="T6">.</text:span></text:p>
      <text:p text:style-name="P22"><text:span text:style-name="T6">Eenvoudige comprehensions maken: </text:span><text:span text:style-name="T14">[a**2 for a in range (10)]</text:span></text:p>
      <text:h text:style-name="P27" text:outline-level="2">Stap 3: <text:span text:style-name="T7">Ophalen benodigde voorkennis</text:span></text:h>
      <text:p text:style-name="P10">Condities, voor gebruik in <text:span text:style-name="T37">while</text:span>.</text:p>
      <text:p text:style-name="P10">Gebruik van <text:span text:style-name="T37">while</text:span> versus nagebootste <text:span text:style-name="T37">do .. while</text:span>.</text:p>
      <text:h text:style-name="P26" text:outline-level="1"><text:span text:style-name="T20">Deel 2: </text:span>Kern</text:h>
      <text:h text:style-name="P27" text:outline-level="2">Stap 4: <text:span text:style-name="T8">U</text:span><text:span text:style-name="T7">itleg van de nieuwe lesstof</text:span></text:h>
      <text:p text:style-name="P11">Korte samenvatting van de bijbehorende videoles, gelegenheid tot vragen<text:span text:style-name="T23">.</text:span></text:p>
      <text:p text:style-name="P11"/>
      <text:p text:style-name="P12">Uitleg en demo van iterators en iterables.</text:p>
      <text:p text:style-name="P12">Uitleg <text:span text:style-name="T37">break</text:span> en <text:span text:style-name="T37">continue</text:span>.</text:p>
      <text:p text:style-name="P21"><text:span text:style-name="T9">U</text:span><text:span text:style-name="T6">itleg en demo van </text:span><text:span text:style-name="T14">while .. else .. </text:span><text:span text:style-name="T6">en </text:span><text:span text:style-name="T14">for .. else ..</text:span><text:span text:style-name="T6"> in combinatie met </text:span><text:span text:style-name="T14">break</text:span><text:span text:style-name="T6">.</text:span></text:p>
      <text:p text:style-name="P12">Uitleg en demo van verschillende manieren om geneste lussen te beeindigen.</text:p>
      <text:p text:style-name="P15">Uitleg en demo eenvoudige comprehensions.</text:p>
      <text:h text:style-name="P27" text:outline-level="2">Stap 5: <text:span text:style-name="T5">Voorbeelden en vragen door docent</text:span></text:h>
      <text:p text:style-name="P8">G<text:span text:style-name="T40">eneste lussen in educational- en real-world matrix-vermenigvuldiging: Vanwaar het verschil in indexing tussen de educational en de real-world versie?</text:span></text:p>
      <text:p text:style-name="P13">Inproduct met comprehension: Wat gebeurt daar <text:span text:style-name="T41">precies</text:span>?</text:p>
      <text:h text:style-name="P27" text:outline-level="2"><text:soft-page-break/>Stap 6: <text:span text:style-name="T22">Oefenen met de nieuwe lesstof</text:span></text:h>
      <text:p text:style-name="P14"><text:span text:style-name="T23">M</text:span>aak een programma dat de volgende voor- en achtervoegsels alle combinaties afdrukt:</text:p>
      <text:p text:style-name="P14">Voorvoegsels: <text:span text:style-name="T37">kroko</text:span>, <text:span text:style-name="T37">oli</text:span>, <text:span text:style-name="T37">nijl</text:span>, <text:span text:style-name="T37">brul</text:span>, <text:span text:style-name="T37">paradijs, wal, ratel</text:span><text:span text:style-name="T39">, hage</text:span>.</text:p>
      <text:p text:style-name="P14">Achtervoegsels: <text:span text:style-name="T37">dil</text:span>, <text:span text:style-name="T37">fant</text:span>, <text:span text:style-name="T37">paard</text:span>, <text:span text:style-name="T37">aap</text:span>, <text:span text:style-name="T37">vogel, vis, slang</text:span><text:span text:style-name="T39">, dis</text:span>.</text:p>
      <text:h text:style-name="P27" text:outline-level="2">Stap 7: Feedback <text:span text:style-name="T5">op gemaakte oefening</text:span></text:h>
      <text:p text:style-name="P24"><text:span text:style-name="T17">Een of meerdere leden van elke groep </text:span><text:span text:style-name="T18">delen</text:span><text:span text:style-name="T17"> hun p</text:span><text:span text:style-name="T18">rogramma</text:span><text:span text:style-name="T17">, docent en medestudenten geven feedback, evt. na vragen om nadere uitleg</text:span><text:span text:style-name="T19">.</text:span></text:p>
      <text:h text:style-name="P26" text:outline-level="1"><text:span text:style-name="T20">Deel 3: </text:span>Af<text:span text:style-name="T20">ronding</text:span></text:h>
      <text:h text:style-name="P27" text:outline-level="2">Stap 8: Evalu<text:span text:style-name="T22">eren of deze les goed “geland” is</text:span></text:h>
      <text:p text:style-name="P2">E<text:span text:style-name="T24">é</text:span>n of meer leden van elke groep stellen vragen en/of geven tips en/of tops.</text:p>
      <text:h text:style-name="P27" text:outline-level="2">Stap 9: <text:span text:style-name="T5">Huiswerk om je de lesstof verder eigen te maken</text:span></text:h>
      <text:p text:style-name="P16"><text:span text:style-name="T25">Z</text:span><text:span text:style-name="T26">ie opdrachten-tab in </text:span><text:span text:style-name="T27">MS-Teams</text:span><text:span text:style-name="T26">.</text:span><text:span text:style-name="T27"><text:line-break/><text:line-break/></text:span><text:span text:style-name="T28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31">ë</text:span><text:span text:style-name="T28">igende wijze in MS-Teams.</text:span><text:span text:style-name="T29"><text:line-break/><text:line-break/></text:span><text:span text:style-name="T26">De resultaten worden d</text:span><text:span text:style-name="T30">eels in de volgende les, deels individueel besproken.</text:span><text:span text:style-name="T26"> Maak de opdrachten op het door jou gekozen niveau zo goed mogelijk, maar wees ook niet bang om f</text:span><text:span text:style-name="T30">outen te maken. </text:span><text:span text:style-name="T27">Het gaat erom dat je een serieuze poging waagt en de docenten je indien nodig kunnen helpen om verder te komen.</text:span></text:p>
      <text:p text:style-name="P17"/>
      <text:p text:style-name="P23">--//-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05b6e9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a3cda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3T16:58:22.835692181</dc:date>
    <meta:editing-duration>PT4H36M3S</meta:editing-duration>
    <meta:editing-cycles>30</meta:editing-cycles>
    <meta:generator>LibreOffice/6.3.5.2$Linux_X86_64 LibreOffice_project/30$Build-2</meta:generator>
    <meta:document-statistic meta:table-count="0" meta:image-count="0" meta:object-count="0" meta:page-count="2" meta:paragraph-count="43" meta:word-count="416" meta:character-count="2708" meta:non-whitespace-character-count="2328"/>
  </office:meta>
</office:document-meta>
</file>